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47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8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9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0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8aa97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5" style:family="table-cell" style:parent-style-name="Default">
      <style:table-cell-properties fo:background-color="#f8aa97" fo:border="0.74pt solid #000000"/>
      <style:text-properties style:font-name="Latin Modern Mono" fo:font-size="8pt" style:font-size-asian="8pt" style:font-size-complex="8pt"/>
    </style:style>
    <style:style style:name="ce16" style:family="table-cell" style:parent-style-name="Default">
      <style:table-cell-properties fo:background-color="#add58a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7" style:family="table-cell" style:parent-style-name="Default">
      <style:table-cell-properties fo:background-color="#add58a" fo:border="0.74pt solid #000000"/>
      <style:text-properties style:font-name="Latin Modern Mono" fo:font-size="8pt" style:font-size-asian="8pt" style:font-size-complex="8pt"/>
    </style:style>
    <style:style style:name="ce18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022" table:default-cell-style-name="ce12"/>
        <table:table-row table:style-name="ro1">
          <table:table-cell table:style-name="ce7"/>
          <table:table-cell table:style-name="ce13" office:value-type="string" calcext:value-type="string">
            <text:p>Cell&lt;T&gt;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const Point&lt;T&gt; base_poin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const T dx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const T dx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5" office:value-type="string" calcext:value-type="string">
            <text:p>const unsigned char leve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std::shared_ptr&lt;Cell&gt; l_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std::shared_ptr&lt;Cell&gt; l_r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std::shared_ptr&lt;Cell&gt; u_l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std::shared_ptr&lt;Cell&gt; u_r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Cell(Point&lt;T&gt;, T, T, unsigned char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virtual ~Cell(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Point&lt;T&gt; getBasePoint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unsigned char getLevel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bool isLeaf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Point&lt;T&gt; getCenter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T getDx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T getDy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T getDiagonal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T cellSurface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virtual void splitCell(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6" office:value-type="string" calcext:value-type="string">
            <text:p>virtual void mergeCell(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void refineCell(const RefinementCriterion&lt;T&gt; &amp; , const unsigned char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void simplifyCell(const RefinementCriterion&lt;T&gt; &amp;, const unsigned char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void updateCell(const RefinementCriterion&lt;T&gt; &amp;, const unsigned char, const unsigned char) 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std::vector&lt;Point&lt;T&gt;&gt; getVertices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void getLeaves(std::vector&lt;std::shared_ptr&lt;Cell&lt;T&gt;&gt;&gt; &amp; 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void getPreLeaves(std::vector&lt;std::shared_ptr&lt;Cell&lt;T&gt;&gt;&gt; &amp;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std::string tikzDot(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std::string tikzSquare(const RGBColor color, const bool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T zeroOrderIntegration(const 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T thirdOrderGaussianIntegration(const 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1"/>
          <table:table-cell table:style-name="ce10"/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4:40:47.153512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5:01:18.164674420</dc:date>
    <meta:editing-duration>PT23M36S</meta:editing-duration>
    <meta:editing-cycles>16</meta:editing-cycles>
    <meta:generator>LibreOffice/6.0.7.3$Linux_X86_64 LibreOffice_project/00m0$Build-3</meta:generator>
    <meta:document-statistic meta:table-count="1" meta:cell-count="61" meta:object-count="0"/>
  </office:meta>
</office:document-meta>
</file>